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P3" style:family="paragraph" style:parent-style-name="Body_20_Text_20_Cont">
      <style:text-properties fo:font-weight="bold" style:font-weight-asian="bold" style:font-weight-complex="bold"/>
    </style:style>
    <style:style style:name="P4" style:family="paragraph" style:parent-style-name="Num_20_List_20_First" style:list-style-name="L1"/>
    <style:style style:name="P5" style:family="paragraph" style:parent-style-name="Num_20_List" style:list-style-name="L1"/>
    <style:style style:name="P6" style:family="paragraph" style:parent-style-name="Num_20_List_20_Las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tracked-changes>
        <text:changed-region text:id="ct1262228156">
          <text:insertion>
            <office:change-info>
              <dc:creator>Matthew Moodie</dc:creator>
              <dc:date>2006-07-31T16:48:00</dc:date>
            </office:change-info>
          </text:insertion>
        </text:changed-region>
        <text:changed-region text:id="ct1262231404">
          <text:deletion>
            <office:change-info>
              <dc:creator>Ray Lischner</dc:creator>
              <dc:date>2006-08-09T13:18:00</dc:date>
            </office:change-info>
            <text:p text:style-name="Body_20_Text">number</text:p>
          </text:deletion>
        </text:changed-region>
        <text:changed-region text:id="ct1254859696">
          <text:insertion>
            <office:change-info>
              <dc:creator>Ray Lischner</dc:creator>
              <dc:date>2006-08-09T13:18:00</dc:date>
            </office:change-info>
          </text:insertion>
        </text:changed-region>
        <text:changed-region text:id="ct1246270144">
          <text:insertion>
            <office:change-info>
              <dc:creator>Ray Lischner</dc:creator>
              <dc:date>2006-08-09T13:20:00</dc:date>
            </office:change-info>
          </text:insertion>
        </text:changed-region>
        <text:changed-region text:id="ct1262209352">
          <text:deletion>
            <office:change-info>
              <dc:creator>Ray Lischner</dc:creator>
              <dc:date>2006-09-20T13:53:00</dc:date>
            </office:change-info>
            <text:p text:style-name="Body_20_Text_20_First">declaration</text:p>
          </text:deletion>
        </text:changed-region>
        <text:changed-region text:id="ct1256631388">
          <text:insertion>
            <office:change-info>
              <dc:creator>Ray Lischner</dc:creator>
              <dc:date>2006-09-20T13:53:00</dc:date>
            </office:change-info>
          </text:insertion>
        </text:changed-region>
        <text:changed-region text:id="ct1260387648">
          <text:deletion>
            <office:change-info>
              <dc:creator>Ray Lischner</dc:creator>
              <dc:date>2006-09-20T13:53:00</dc:date>
            </office:change-info>
            <text:p text:style-name="Body_20_Text_20_First">clar</text:p>
          </text:deletion>
        </text:changed-region>
        <text:changed-region text:id="ct1262309520">
          <text:insertion>
            <office:change-info>
              <dc:creator>Ray Lischner</dc:creator>
              <dc:date>2006-09-20T13:53:00</dc:date>
            </office:change-info>
          </text:insertion>
        </text:changed-region>
        <text:changed-region text:id="ct1262356824">
          <text:insertion>
            <office:change-info>
              <dc:creator>Ray Lischner</dc:creator>
              <dc:date>2006-08-09T13:20:00</dc:date>
            </office:change-info>
          </text:insertion>
        </text:changed-region>
        <text:changed-region text:id="ct1262355256">
          <text:deletion>
            <office:change-info>
              <dc:creator>Ray Lischner</dc:creator>
              <dc:date>2006-08-09T13:20:00</dc:date>
            </office:change-info>
            <text:p text:style-name="Body_20_Text_20_First">Many</text:p>
          </text:deletion>
        </text:changed-region>
        <text:changed-region text:id="ct1261247344">
          <text:insertion>
            <office:change-info>
              <dc:creator>Ray Lischner</dc:creator>
              <dc:date>2006-09-20T13:54:00</dc:date>
            </office:change-info>
          </text:insertion>
        </text:changed-region>
        <text:changed-region text:id="ct1280282024">
          <text:deletion>
            <office:change-info>
              <dc:creator>Ray Lischner</dc:creator>
              <dc:date>2006-09-20T13:54:00</dc:date>
            </office:change-info>
            <text:p text:style-name="Body_20_Text_20_First">declaration</text:p>
          </text:deletion>
        </text:changed-region>
        <text:changed-region text:id="ct1280280568">
          <text:deletion>
            <office:change-info>
              <dc:creator>Ray Lischner</dc:creator>
              <dc:date>2006-09-20T13:54:00</dc:date>
            </office:change-info>
            <text:p text:style-name="Body_20_Text_20_First">clara</text:p>
          </text:deletion>
        </text:changed-region>
        <text:changed-region text:id="ct1256628364">
          <text:insertion>
            <office:change-info>
              <dc:creator>Ray Lischner</dc:creator>
              <dc:date>2006-09-20T13:54:00</dc:date>
            </office:change-info>
          </text:insertion>
        </text:changed-region>
        <text:changed-region text:id="ct1262313216">
          <text:deletion>
            <office:change-info>
              <dc:creator>Ray Lischner</dc:creator>
              <dc:date>2006-09-20T13:54:00</dc:date>
            </office:change-info>
            <text:p text:style-name="Body_20_Text_20_First">clar</text:p>
          </text:deletion>
        </text:changed-region>
        <text:changed-region text:id="ct1262289376">
          <text:insertion>
            <office:change-info>
              <dc:creator>Ray Lischner</dc:creator>
              <dc:date>2006-09-20T13:54:00</dc:date>
            </office:change-info>
          </text:insertion>
        </text:changed-region>
        <text:changed-region text:id="ct1255357436">
          <text:deletion>
            <office:change-info>
              <dc:creator>Ray Lischner</dc:creator>
              <dc:date>2006-09-20T13:54:00</dc:date>
            </office:change-info>
            <text:p text:style-name="Body_20_Text_20_Cont">clar</text:p>
          </text:deletion>
        </text:changed-region>
        <text:changed-region text:id="ct1262350932">
          <text:insertion>
            <office:change-info>
              <dc:creator>Ray Lischner</dc:creator>
              <dc:date>2006-09-20T13:54:00</dc:date>
            </office:change-info>
          </text:insertion>
        </text:changed-region>
        <text:changed-region text:id="ct1254885720">
          <text:deletion>
            <office:change-info>
              <dc:creator>Ray Lischner</dc:creator>
              <dc:date>2006-08-09T13:21:00</dc:date>
            </office:change-info>
            <text:p text:style-name="Body_20_Text">blank</text:p>
          </text:deletion>
        </text:changed-region>
        <text:changed-region text:id="ct1254886280">
          <text:insertion>
            <office:change-info>
              <dc:creator>Ray Lischner</dc:creator>
              <dc:date>2006-08-09T13:21:00</dc:date>
            </office:change-info>
          </text:insertion>
        </text:changed-region>
        <text:changed-region text:id="ct1254266096">
          <text:insertion>
            <office:change-info>
              <dc:creator>Ray Lischner</dc:creator>
              <dc:date>2006-08-09T13:22:00</dc:date>
            </office:change-info>
          </text:insertion>
        </text:changed-region>
        <text:changed-region text:id="ct1261240556">
          <text:deletion>
            <office:change-info>
              <dc:creator>Ray Lischner</dc:creator>
              <dc:date>2006-08-09T13:22:00</dc:date>
            </office:change-info>
            <text:p text:style-name="Body_20_Text_20_First">iterations</text:p>
          </text:deletion>
        </text:changed-region>
        <text:changed-region text:id="ct1262229724">
          <text:insertion>
            <office:change-info>
              <dc:creator>Ray Lischner</dc:creator>
              <dc:date>2006-08-09T13:22:00</dc:date>
            </office:change-info>
          </text:insertion>
        </text:changed-region>
        <text:changed-region text:id="ct1261771876">
          <text:insertion>
            <office:change-info>
              <dc:creator>Ray Lischner</dc:creator>
              <dc:date>2006-08-09T13:22:00</dc:date>
            </office:change-info>
          </text:insertion>
        </text:changed-region>
        <text:changed-region text:id="ct1261781896">
          <text:insertion>
            <office:change-info>
              <dc:creator>Ray Lischner</dc:creator>
              <dc:date>2006-08-09T13:23:00</dc:date>
            </office:change-info>
          </text:insertion>
        </text:changed-region>
        <text:changed-region text:id="ct1262291392">
          <text:deletion>
            <office:change-info>
              <dc:creator>Matthew Moodie</dc:creator>
              <dc:date>2006-07-31T17:04:00</dc:date>
            </office:change-info>
            <text:p text:style-name="Body_20_Text_20_First"><text:s/></text:p>
          </text:deletion>
        </text:changed-region>
        <text:changed-region text:id="ct1261246784">
          <text:insertion>
            <office:change-info>
              <dc:creator>Ray Lischner</dc:creator>
              <dc:date>2006-08-09T13:23:00</dc:date>
            </office:change-info>
          </text:insertion>
        </text:changed-region>
        <text:changed-region text:id="ct1256039980">
          <text:insertion>
            <office:change-info>
              <dc:creator>Ray Lischner</dc:creator>
              <dc:date>2006-08-09T13:24:00</dc:date>
            </office:change-info>
          </text:insertion>
        </text:changed-region>
        <text:changed-region text:id="ct1256042108">
          <text:deletion>
            <office:change-info>
              <dc:creator>Matthew Moodie</dc:creator>
              <dc:date>2006-07-31T17:05:00</dc:date>
            </office:change-info>
            <text:p text:style-name="Body_20_Text_20_First"><text:span text:style-name="T1">between</text:span></text:p>
          </text:deletion>
        </text:changed-region>
        <text:changed-region text:id="ct1261250884">
          <text:insertion>
            <office:change-info>
              <dc:creator>Matthew Moodie</dc:creator>
              <dc:date>2006-07-31T17:05:00</dc:date>
            </office:change-info>
          </text:insertion>
        </text:changed-region>
        <text:changed-region text:id="ct1261249092">
          <text:insertion>
            <office:change-info>
              <dc:creator>Matthew Moodie</dc:creator>
              <dc:date>2006-07-31T17:06:00</dc:date>
            </office:change-info>
          </text:insertion>
        </text:changed-region>
        <text:changed-region text:id="ct1261251332">
          <text:deletion>
            <office:change-info>
              <dc:creator>Matthew Moodie</dc:creator>
              <dc:date>2006-07-31T17:06:00</dc:date>
            </office:change-info>
            <text:p text:style-name="Body_20_Text_20_First"><text:span text:style-name="T1">and</text:span></text:p>
          </text:deletion>
        </text:changed-region>
        <text:changed-region text:id="ct1255422416">
          <text:deletion>
            <office:change-info>
              <dc:creator>Matthew Moodie</dc:creator>
              <dc:date>2006-07-31T17:11:00</dc:date>
            </office:change-info>
            <text:p text:style-name="Code_20_Caption">between</text:p>
          </text:deletion>
        </text:changed-region>
        <text:changed-region text:id="ct1261950060">
          <text:insertion>
            <office:change-info>
              <dc:creator>Matthew Moodie</dc:creator>
              <dc:date>2006-07-31T17:11:00</dc:date>
            </office:change-info>
          </text:insertion>
        </text:changed-region>
        <text:changed-region text:id="ct1199400940">
          <text:deletion>
            <office:change-info>
              <dc:creator>Matthew Moodie</dc:creator>
              <dc:date>2006-07-31T17:11:00</dc:date>
            </office:change-info>
            <text:p text:style-name="Code_20_Caption">and</text:p>
          </text:deletion>
        </text:changed-region>
        <text:changed-region text:id="ct1261894076">
          <text:insertion>
            <office:change-info>
              <dc:creator>Matthew Moodie</dc:creator>
              <dc:date>2006-07-31T17:11:00</dc:date>
            </office:change-info>
          </text:insertion>
        </text:changed-region>
        <text:changed-region text:id="ct1254890156">
          <text:deletion>
            <office:change-info>
              <dc:creator>Matthew Moodie</dc:creator>
              <dc:date>2006-07-31T17:08:00</dc:date>
            </office:change-info>
            <text:p text:style-name="Body_20_Text_20_Cont"><text:s/></text:p>
          </text:deletion>
        </text:changed-region>
        <text:changed-region text:id="ct1255423088">
          <text:deletion>
            <office:change-info>
              <dc:creator>Matthew Moodie</dc:creator>
              <dc:date>2006-07-31T17:09:00</dc:date>
            </office:change-info>
            <text:p text:style-name="Body_20_Text_20_Cont"><text:span text:style-name="T1">between</text:span></text:p>
          </text:deletion>
        </text:changed-region>
        <text:changed-region text:id="ct1261258520">
          <text:insertion>
            <office:change-info>
              <dc:creator>Matthew Moodie</dc:creator>
              <dc:date>2006-07-31T17:09:00</dc:date>
            </office:change-info>
          </text:insertion>
        </text:changed-region>
        <text:changed-region text:id="ct1261241228">
          <text:deletion>
            <office:change-info>
              <dc:creator>Matthew Moodie</dc:creator>
              <dc:date>2006-07-31T17:09:00</dc:date>
            </office:change-info>
            <text:p text:style-name="Body_20_Text_20_Cont"><text:span text:style-name="T1">and</text:span></text:p>
          </text:deletion>
        </text:changed-region>
        <text:changed-region text:id="ct1256095760">
          <text:insertion>
            <office:change-info>
              <dc:creator>Matthew Moodie</dc:creator>
              <dc:date>2006-07-31T17:09:00</dc:date>
            </office:change-info>
          </text:insertion>
        </text:changed-region>
        <text:changed-region text:id="ct1255356428">
          <text:insertion>
            <office:change-info>
              <dc:creator>Matthew Moodie</dc:creator>
              <dc:date>2006-07-31T17:09:00</dc:date>
            </office:change-info>
          </text:insertion>
        </text:changed-region>
        <text:changed-region text:id="ct1255730808">
          <text:deletion>
            <office:change-info>
              <dc:creator>Matthew Moodie</dc:creator>
              <dc:date>2006-07-31T17:09:00</dc:date>
            </office:change-info>
            <text:p text:style-name="Code_20_Caption">between</text:p>
          </text:deletion>
        </text:changed-region>
        <text:changed-region text:id="ct1254268224">
          <text:insertion>
            <office:change-info>
              <dc:creator>Matthew Moodie</dc:creator>
              <dc:date>2006-07-31T17:09:00</dc:date>
            </office:change-info>
          </text:insertion>
        </text:changed-region>
        <text:changed-region text:id="ct1262209240">
          <text:deletion>
            <office:change-info>
              <dc:creator>Matthew Moodie</dc:creator>
              <dc:date>2006-07-31T17:09:00</dc:date>
            </office:change-info>
            <text:p text:style-name="Code_20_Caption">and</text:p>
          </text:deletion>
        </text:changed-region>
        <text:changed-region text:id="ct1246273168">
          <text:insertion>
            <office:change-info>
              <dc:creator>Matthew Moodie</dc:creator>
              <dc:date>2006-07-31T17:09:00</dc:date>
            </office:change-info>
          </text:insertion>
        </text:changed-region>
        <text:changed-region text:id="ct1261236344">
          <text:insertion>
            <office:change-info>
              <dc:creator>Matthew Moodie</dc:creator>
              <dc:date>2006-07-31T17:10:00</dc:date>
            </office:change-info>
          </text:insertion>
        </text:changed-region>
        <text:changed-region text:id="ct1280993744">
          <text:deletion>
            <office:change-info>
              <dc:creator>Matthew Moodie</dc:creator>
              <dc:date>2006-07-31T17:10:00</dc:date>
            </office:change-info>
            <text:p text:style-name="Body_20_Text_20_Cont">t</text:p>
          </text:dele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1" office:value-type="float" office:value="1" style:data-style-name="N0"/>Exploration 7</text:p>
      <text:p text:style-name="Chapter_20_Title">For Loops</text:p>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p>
      <text:p text:style-name="Heading_20_1">Bounded Loops</text:p>
      <text:p text:style-name="Body_20_Text_20_First">You’ve already seen <text:span text:style-name="Code_20_Inline">while</text:span> loops that read from the standard input until no more input is available. That is a classic case of an <text:span text:style-name="T2">unbounded</text:span> loop. Unless you know beforehand exactly what the input stream will contain, you cannot define the loop’s bounds or limits. Sometimes, you know beforehand how many times the loop must run, that is, you know the bounds of the loop<text:change-start text:change-id="ct1262228156"/>, making it a <text:span text:style-name="T2">bounded</text:span> loop<text:change-end text:change-id="ct1262228156"/>. The <text:span text:style-name="Code_20_Inline">for</text:span> loop is how C++ implements a bounded loop.</text:p>
      <text:p text:style-name="Body_20_Text">Let’s start with a simple example. Listing 7-1 shows a program that prints the first ten non-negative <text:change text:change-id="ct1262231404"/><text:change-start text:change-id="ct1254859696"/>integer<text:change-end text:change-id="ct1254859696"/>s<text:hidden-text text:condition="ooow:comment == 1" text:string-value="replace 'numbers' with 'integers'"/>.</text:p>
      <text:p text:style-name="Code_20_Caption">Listing 7-1. Using a for loop to print numbers ten non-negative numbers</text:p>
      <text:p text:style-name="Code_20_First">#include &lt;iostream&gt;</text:p>
      <text:p text:style-name="Code">#include &lt;ostream&gt;</text:p>
      <text:p text:style-name="Code"/>
      <text:p text:style-name="Code">int main()</text:p>
      <text:p text:style-name="Code">{</text:p>
      <text:p text:style-name="Code"><text:s text:c="2"/>for (int i(0); i != 10; i = i + 1)</text:p>
      <text:p text:style-name="Code"><text:s text:c="4"/>std::cout &lt;&lt; i &lt;&lt; '\n';</text:p>
      <text:p text:style-name="Code_20_Last">}</text:p>
      <text:p text:style-name="Body_20_Text_20_Cont">The <text:span text:style-name="Code_20_Inline">for</text:span> loop crams a lot of information in a small space, so take it one step at a time. Inside the parentheses are three parts of the loop, separated by semicolons. <text:span text:style-name="T1">What do you think these three pieces mean?</text:span></text:p>
      <text:p text:style-name="Body_20_Text_20_First">~LLL</text:p>
      <text:p text:style-name="Body_20_Text_20_First">~LLL</text:p>
      <text:p text:style-name="Body_20_Text_20_First">~LLL</text:p>
      <text:p text:style-name="Body_20_Text_20_First">~LLL</text:p>
      <text:p text:style-name="P2">The three parts are: initialization, condition, and <text:change-start text:change-id="ct1246270144"/>post-<text:change-end text:change-id="ct1246270144"/>iteration<text:hidden-text text:condition="ooow:comment == 1" text:string-value="I am uncomfortable with describing the last full expression in a for loop as iteration. It is often, indeed usually, used to move to the next value but in reallity it is just a full expression executed at the end of every iteration of the loop."/>. Take a closer look at each part.</text:p>
      <text:p text:style-name="Heading_20_2">Initialization</text:p>
      <text:p text:style-name="Body_20_Text_20_First">The first part looks like a <text:change text:change-id="ct1262209352"/><text:change-start text:change-id="ct1256631388"/>variable definition<text:change-end text:change-id="ct1256631388"/>. It de<text:change text:change-id="ct1260387648"/><text:change-start text:change-id="ct1262309520"/>fin<text:change-end text:change-id="ct1262309520"/>es an <text:span text:style-name="Code_20_Inline">int</text:span> variable named <text:span text:style-name="Code_20_Inline">i</text:span>, with an initial value of 0. <text:change-start text:change-id="ct1262356824"/>Some<text:change-end text:change-id="ct1262356824"/><text:change text:change-id="ct1262355256"/><text:hidden-text text:condition="ooow:comment == 1" text:string-value="Too strong, even C now allows a declaration as part of the initialisation of a for loop. In addition, this is a definition."/> C-inspired languages permit only an initialization expression, not a <text:change-start text:change-id="ct1261247344"/>variable definition<text:change-end text:change-id="ct1261247344"/><text:change text:change-id="ct1280282024"/>. In C++, you have a choice: expression or de<text:change text:change-id="ct1280280568"/><text:change-start text:change-id="ct1256628364"/>fini<text:change-end text:change-id="ct1256628364"/>tion. The advantage of de<text:change text:change-id="ct1262313216"/><text:change-start text:change-id="ct1262289376"/>fin<text:change-end text:change-id="ct1262289376"/>ing the loop control variable as part of the initialization is that you cannot accidentally refer to that variable outside the loop. Listing 7-2 demonstrates the advantage of limiting the loop control variable.</text:p>
      <text:p text:style-name="Code_20_Caption"><text:hidden-text text:condition="ooow:" text:string-value=".cxx" text:is-hidden="true"/>Listing 7-2. You cannot use the loop control variable outside the loop</text:p>
      <text:p text:style-name="Code_20_First">#include &lt;iostream&gt;</text:p>
      <text:p text:style-name="Code">#include &lt;ostream&gt;</text:p>
      <text:p text:style-name="Code"/>
      <text:p text:style-name="Code">int main()</text:p>
      <text:p text:style-name="Code">{</text:p>
      <text:p text:style-name="Code"><text:s text:c="2"/>for (int i(0); i != 10; i = i + 1)</text:p>
      <text:p text:style-name="Code"><text:s text:c="4"/>std::cout &lt;&lt; i &lt;&lt; '\n';</text:p>
      <text:p text:style-name="Code"><text:s text:c="2"/>std::cout &lt;&lt; "i=" &lt;&lt; i &lt;&lt; '\n'; <text:s text:c="7"/>// error: i is undefined outside the loop</text:p>
      <text:p text:style-name="Code_20_Last">}</text:p>
      <text:p text:style-name="Body_20_Text_20_Cont">Another consequence of limiting the loop control variable is that you de<text:change text:change-id="ct1255357436"/><text:change-start text:change-id="ct1262350932"/>fin<text:change-end text:change-id="ct1262350932"/>e and use the same variable name in multiple loops, as shown in Listing 7-3.</text:p>
      <text:p text:style-name="Code_20_Caption">Listing 7-3. Using and reusing a loop control variable name</text:p>
      <text:p text:style-name="Code_20_First">#include &lt;iostream&gt;</text:p>
      <text:p text:style-name="Code">#include &lt;ostream&gt;</text:p>
      <text:p text:style-name="Code"/>
      <text:p text:style-name="Code">int main()</text:p>
      <text:p text:style-name="Code">{</text:p>
      <text:p text:style-name="Code"><text:s text:c="2"/>std::cout &lt;&lt; '+';</text:p>
      <text:p text:style-name="Code"><text:s text:c="2"/>for (int i(0); i != 20; i = i + 1)</text:p>
      <text:p text:style-name="Code"><text:s text:c="4"/>std::cout &lt;&lt; '-';</text:p>
      <text:p text:style-name="Code"><text:s text:c="2"/>std::cout &lt;&lt; "+\n|";</text:p>
      <text:p text:style-name="Code"><text:s text:c="2"/>for (int i(0); i != 3; i = i + 1)</text:p>
      <text:p text:style-name="Code"><text:s text:c="4"/>std::cout &lt;&lt; ' ';</text:p>
      <text:p text:style-name="Code"><text:s text:c="2"/>std::cout &lt;&lt; "Hello, reader!";</text:p>
      <text:p text:style-name="Code"><text:s text:c="2"/>for (int i(0); i != 3; i = i + 1)</text:p>
      <text:p text:style-name="Code"><text:s text:c="4"/>std::cout &lt;&lt; ' ';</text:p>
      <text:p text:style-name="Code"><text:s text:c="2"/>std::cout &lt;&lt; "|\n+";</text:p>
      <text:p text:style-name="Code"><text:s text:c="2"/>for (int i(0); i != 20; i = i + 1)</text:p>
      <text:p text:style-name="Code"><text:s text:c="4"/>std::cout &lt;&lt; '-';</text:p>
      <text:p text:style-name="Code"><text:s text:c="2"/>std::cout &lt;&lt; "+\n";</text:p>
      <text:p text:style-name="Code_20_Last">}</text:p>
      <text:p text:style-name="P3">What does Listing 7-3 produce as output?</text:p>
      <text:p text:style-name="Body_20_Text_20_First">~LLL</text:p>
      <text:p text:style-name="Body_20_Text_20_First">~LLL</text:p>
      <text:p text:style-name="Body_20_Text_20_First">~LLL</text:p>
      <text:p text:style-name="Body_20_Text">If you don’t need to perform any initialization, you can leave the initialization part <text:change text:change-id="ct1254885720"/><text:change-start text:change-id="ct1254886280"/>emp<text:change-end text:change-id="ct1254886280"/><text:change-start text:change-id="ct1254266096"/>ty<text:change-end text:change-id="ct1254266096"/><text:hidden-text text:condition="ooow:comment == 1" text:string-value="the initializer expression will be empty."/>. </text:p>
      <text:p text:style-name="Heading_20_2">Condition</text:p>
      <text:p text:style-name="Body_20_Text_20_First">The middle part follows the exact same rules as a <text:span text:style-name="Code_20_Inline">while</text:span> loop condition. As you might expect, it controls the loop <text:change text:change-id="ct1261240556"/><text:change-start text:change-id="ct1262229724"/>execution<text:change-end text:change-id="ct1262229724"/>. The loop body executes while the condition is true. If the condition is false, the loop terminates. If the condition is false the first time the loop runs, the loop body never executes.</text:p>
      <text:p text:style-name="Body_20_Text">Sometimes, you will see a <text:span text:style-name="Code_20_Inline">for</text:span> loop with a missing condition. That means the condition is always true, so the loop runs forever. A better way to write a condition that is always true is to be explicit and use <text:span text:style-name="Code_20_Inline">true</text:span> as the condition. That way, anyone who needs to read and maintain your code in the future will understand that you deliberately designed the loop to run forever. Think of it as the equivalent of a comment, “This condition deliberately left blank.”</text:p>
      <text:p text:style-name="Heading_20_2"><text:change-start text:change-id="ct1261771876"/>Post-<text:change-end text:change-id="ct1261771876"/>Iteration</text:p>
      <text:p text:style-name="Body_20_Text_20_First">The last part looks like a statement, even though it lacks the trailing semicolon. In fact, it is not a full statement, but only an expression<text:hidden-text text:condition="ooow:comment == 1" text:string-value="However it is a full expression and that is significant in some circumstances (e.g. clean-up of temporaries"/><text:change-start text:change-id="ct1261781896"/><text:hidden-text text:condition="ooow:" text:string-value="[RL]Yes, but that’s not important yet." text:is-hidden="true"/><text:change-end text:change-id="ct1261781896"/>. The expression is evaluated after the loop body <text:change text:change-id="ct1262291392"/><text:change-start text:change-id="ct1261246784"/>(hence the name <text:span text:style-name="T2">post</text:span>-iteration) <text:change-end text:change-id="ct1261246784"/>and before the condition is tested again. You can put anything you want here, or leave it blank. Typically, this part of the <text:span text:style-name="Code_20_Inline">for</text:span> loop controls the iteration, advancing the loop control variable as needed.</text:p>
      <text:p text:style-name="Heading_20_2">How a For Loop Works</text:p>
      <text:p text:style-name="Body_20_Text_20_First">The flow of control is as follows:</text:p>
      <text:list text:style-name="L1">
        <text:list-item>
          <text:p text:style-name="P4">The initialization parts runs exactly once.</text:p>
        </text:list-item>
        <text:list-item>
          <text:p text:style-name="P5">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text:change-start text:change-id="ct1256039980"/>post-<text:change-end text:change-id="ct1256039980"/>iteration part executes.</text:p>
        </text:list-item>
        <text:list-item>
          <text:p text:style-name="P6">Control jumps to 2.</text:p>
        </text:list-item>
      </text:list>
      <text:p text:style-name="Heading_20_1">Your Turn</text:p>
      <text:p text:style-name="Body_20_Text_20_First">Now it’s your turn to write a <text:span text:style-name="Code_20_Inline">for</text:span> loop. Listing 7-4 shows a skeleton of a C++ program. <text:span text:style-name="T1">Fill in the missing parts to compute the sum of integers </text:span><text:change text:change-id="ct1256042108"/><text:change-start text:change-id="ct1261250884"/><text:span text:style-name="T1">from</text:span><text:change-end text:change-id="ct1261250884"/><text:span text:style-name="T1">10 </text:span><text:change-start text:change-id="ct1261249092"/><text:span text:style-name="T1">to</text:span><text:change-end text:change-id="ct1261249092"/><text:change text:change-id="ct1261251332"/><text:span text:style-name="T1"> 20, inclusive.</text:span></text:p>
      <text:p text:style-name="Code_20_Caption">Listing 7-4. Compute sum of integers <text:change text:change-id="ct1255422416"/><text:change-start text:change-id="ct1261950060"/>from<text:change-end text:change-id="ct1261950060"/> 10 <text:change text:change-id="ct1199400940"/><text:change-start text:change-id="ct1261894076"/>to<text:change-end text:change-id="ct1261894076"/> 20</text:p>
      <text:p text:style-name="Code_20_First">#include &lt;iostream&gt;</text:p>
      <text:p text:style-name="Code">#include &lt;ostream&gt;</text:p>
      <text:p text:style-name="Code"/>
      <text:p text:style-name="Code">int main()</text:p>
      <text:p text:style-name="Code">{</text:p>
      <text:p text:style-name="Code"><text:s text:c="2"/>int sum(0);</text:p>
      <text:p text:style-name="Code"/>
      <text:p text:style-name="Code"><text:s text:c="2"/>// Fill in the loop here.</text:p>
      <text:p text:style-name="Code"/>
      <text:p text:style-name="Code"><text:s text:c="2"/>std::cout &lt;&lt; "Sum of 10 to 20 = " &lt;&lt; sum &lt;&lt; '\n';</text:p>
      <text:p text:style-name="Code_20_Last">}</text:p>
      <text:p text:style-name="Body_20_Text_20_Cont">Before you test your program, you must first determine how you will know whether the program is correct. In other words, <text:change text:change-id="ct1254890156"/><text:span text:style-name="T1">what is the sum of the integers </text:span><text:change text:change-id="ct1255423088"/><text:change-start text:change-id="ct1261258520"/><text:span text:style-name="T1">from</text:span><text:change-end text:change-id="ct1261258520"/><text:span text:style-name="T1"> 10 </text:span><text:change text:change-id="ct1261241228"/><text:change-start text:change-id="ct1256095760"/><text:span text:style-name="T1">to</text:span><text:change-end text:change-id="ct1256095760"/><text:span text:style-name="T1"> 20, inclusive? ~SSS</text:span></text:p>
      <text:p text:style-name="Body_20_Text">Okay, now compile and run your program. <text:span text:style-name="T1">What answer does you</text:span><text:change-start text:change-id="ct1255356428"/><text:span text:style-name="T1">r</text:span><text:change-end text:change-id="ct1255356428"/><text:span text:style-name="T1"> program produce? ~SSS Is your program correct? ~SSS</text:span></text:p>
      <text:p text:style-name="P2">Compare your program with that shown in Listing 7-5.</text:p>
      <text:p text:style-name="Code_20_Caption">Listing 7-5.Compute sum of integers <text:change text:change-id="ct1255730808"/><text:change-start text:change-id="ct1254268224"/>from<text:change-end text:change-id="ct1254268224"/> 10 <text:change text:change-id="ct1262209240"/><text:change-start text:change-id="ct1246273168"/>to<text:change-end text:change-id="ct1246273168"/> 20 (completed)</text:p>
      <text:p text:style-name="Code_20_First">#include &lt;iostream&gt;</text:p>
      <text:p text:style-name="Code">#include &lt;ostream&gt;</text:p>
      <text:p text:style-name="Code"/>
      <text:p text:style-name="Code">int main()</text:p>
      <text:p text:style-name="Code">{</text:p>
      <text:p text:style-name="Code"><text:s text:c="2"/>int sum(0);</text:p>
      <text:p text:style-name="Code"><text:s text:c="2"/>for (int i(10); i != 21; i = i + 1)</text:p>
      <text:p text:style-name="Code"><text:s text:c="4"/>sum = sum + i;</text:p>
      <text:p text:style-name="Code"><text:s text:c="2"/>std::cout &lt;&lt; "Sum of 10 to 20 = " &lt;&lt; sum &lt;&lt; '\n';</text:p>
      <text:p text:style-name="Code_20_Last">}</text:p>
      <text:p text:style-name="Body_20_Text_20_Cont">A common use for loops is to format and print tables of information. You need finer control over output formatting tha<text:change-start text:change-id="ct1261236344"/>n<text:change-end text:change-id="ct1261236344"/><text:change text:change-id="ct1280993744"/> what you have learned so far. That will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7 - For Loops</dc:title>
    <dc:subject>Exploring C++</dc:subject>
    <meta:initial-creator>Ray Lischner</meta:initial-creator>
    <meta:creation-date>2006-03-30T10:01:31</meta:creation-date>
    <dc:creator>Ray Lischner</dc:creator>
    <dc:date>2006-09-20T13:55:23</dc:date>
    <dc:language>en-US</dc:language>
    <meta:editing-cycles>91</meta:editing-cycles>
    <meta:editing-duration>P1DT17H13M4S</meta:editing-duration>
    <meta:user-defined meta:name="codex-configfile">apress-cpp-dox.xml</meta:user-defined>
    <meta:user-defined meta:name="codex-chapter-number">7</meta:user-defined>
    <meta:user-defined meta:name="codex-doxygen"/>
    <meta:user-defined meta:name="Info 4"/>
    <meta:document-statistic meta:table-count="0" meta:image-count="0" meta:object-count="0" meta:page-count="4" meta:paragraph-count="114" meta:word-count="977" meta:character-count="5550"/>
  </office:meta>
</office:document-meta>
</file>